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91a82c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91a82c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91a82c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91a82c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91a82c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91a82c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91a82c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91a82c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91a82c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91a82c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35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36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37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38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91a82c" style:font-size-asian="11pt" style:font-size-complex="11pt"/>
    </style:style>
    <style:style style:name="P40" style:family="paragraph" style:parent-style-name="Standard">
      <style:paragraph-properties fo:keep-together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41" style:family="paragraph" style:parent-style-name="Standard" style:master-page-name="">
      <style:paragraph-properties fo:keep-together="always" style:page-number="auto" fo:keep-with-next="always"/>
      <style:text-properties style:font-name="Calibri" fo:font-size="11pt" officeooo:rsid="00c09a7c" officeooo:paragraph-rsid="00caf789" style:font-size-asian="11pt" style:font-size-complex="11pt"/>
    </style:style>
    <style:style style:name="P42" style:family="paragraph" style:parent-style-name="Paragraph">
      <style:text-properties officeooo:rsid="018df6cb" officeooo:paragraph-rsid="018df6cb"/>
    </style:style>
    <style:style style:name="P43" style:family="paragraph" style:parent-style-name="Paragraph">
      <style:text-properties style:font-name="Calibri" fo:font-size="11pt" officeooo:rsid="018df6cb" officeooo:paragraph-rsid="018df6cb" style:font-size-asian="11pt" style:font-size-complex="11pt"/>
    </style:style>
    <style:style style:name="P44" style:family="paragraph" style:parent-style-name="Heading">
      <style:text-properties officeooo:rsid="018ecf01" officeooo:paragraph-rsid="01907424"/>
    </style:style>
    <style:style style:name="P45" style:family="paragraph" style:parent-style-name="Standard">
      <style:paragraph-properties fo:text-align="justify" style:justify-single-word="false"/>
      <style:text-properties style:font-name="Calibri" fo:font-size="11pt" officeooo:rsid="005b9d7f" officeooo:paragraph-rsid="0059f6aa" style:font-size-asian="11pt" style:font-size-complex="11pt"/>
    </style:style>
    <style:style style:name="P46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91a82c" style:font-size-asian="11pt" style:font-size-complex="11pt"/>
    </style:style>
    <style:style style:name="P47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48" style:family="paragraph" style:parent-style-name="Paragraph" style:list-style-name="L1">
      <style:text-properties officeooo:rsid="018df6cb" officeooo:paragraph-rsid="018df6cb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officeooo:rsid="015e7569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16205aa"/>
    </style:style>
    <style:style style:name="T12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.50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.501cm" fo:margin-left="6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9"><text:text-input text:description="">{% endif %}</text:text-input></text:p>
            <text:p text:style-name="P9"/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p text:style-name="P45"/>
      <text:h text:style-name="P44" text:outline-level="1"><text:text-input text:description="">{{ vendorNames|join_and }}</text:text-input> to <text:text-input text:description="">{{ purchaserNames|join_and }}</text:text-input> – <text:span text:style-name="T9"><text:text-input text:description="">{{ matter.assets|join_and('address') }}</text:text-input></text:span><text:text-input text:description=""/></text:h>
      <text:p text:style-name="P43">We undertake that in settlement of the above transaction: </text:p>
      <text:list xml:id="list601106039332711010" text:style-name="L1">
        <text:list-item>
          <text:p text:style-name="P48">we instructed our bank at <text:text-input text:description="">{{ time }}</text:text-input> <text:text-input text:description="">{{ ampm }}</text:text-input> today to pay <text:text-input text:description="">{{ settlementAmount }}</text:text-input> to your trust account number <text:text-input text:description="">{{ accountNumber }}</text:text-input> by <text:text-input text:description="">{{ paymentType }}</text:text-input>.</text:p>
        </text:list-item>
        <text:list-item>
          <text:p text:style-name="P48">the payment is from cleared funds in our trust account and will not be cancelled or changed in any respect; and </text:p>
        </text:list-item>
        <text:list-item>
          <text:p text:style-name="P48">we <text:span text:style-name="T10">attach</text:span> a copy of the electronic transmission report confirming the payment. </text:p>
        </text:list-item>
      </text:list>
      <text:p text:style-name="P42"/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41">Yours <text:text-input text:description="">{{ valediction }}</text:text-input></text:p>
            <text:p text:style-name="P40">Evolution Lawyers</text:p>
            <text:p text:style-name="P34"/>
            <text:p text:style-name="P34"/>
            <text:p text:style-name="P34"/>
            <text:p text:style-name="P35"/>
            <text:p text:style-name="P34"><text:text-input text:description="">{% if sender %}</text:text-input></text:p>
            <text:p text:style-name="P36"><text:text-input text:description="">{{ sender }}</text:text-input></text:p>
            <text:p text:style-name="P36"><text:text-input text:description="">{{ mappings.sender[sender].title }}</text:text-input></text:p>
            <text:p text:style-name="P36"><text:text-input text:description="">{{ mappings.sender[sender].phone }}</text:text-input></text:p>
            <text:p text:style-name="P37"><text:text-input text:description="">{{ mappings.sender[sender].email }}</text:text-input></text:p>
            <text:p text:style-name="P38"><text:text-input text:description="">{% endif %}</text:text-input></text:p>
          </table:table-cell>
        </table:table-row>
      </table:table>
      <text:p text:style-name="P46"><text:text-input text:description="">{% if copyTo %}</text:text-input></text:p>
      <text:p text:style-name="P39"/>
      <text:p text:style-name="P39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1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1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2"><text:text-input text:description="">{% if copy.email %}</text:text-input></text:span></text:p>
      <text:p text:style-name="P19"><text:tab/><text:tab/><text:span text:style-name="T12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13:44:03.138164000</dc:date>
    <meta:editing-duration>P3DT10M44S</meta:editing-duration>
    <meta:editing-cycles>377</meta:editing-cycles>
    <meta:generator>LibreOffice/5.0.4.2$MacOSX_X86_64 LibreOffice_project/2b9802c1994aa0b7dc6079e128979269cf95bc78</meta:generator>
    <meta:document-statistic meta:table-count="2" meta:image-count="2" meta:object-count="0" meta:page-count="2" meta:paragraph-count="79" meta:word-count="631" meta:character-count="3070" meta:non-whitespace-character-count="2689"/>
  </office:meta>
</office:document-meta>
</file>